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5000E157F533C0771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draw:marker-start-width="0.438cm" draw:marker-end-width="0.438cm" draw:fill="none" draw:textarea-horizontal-align="justify" draw:textarea-vertical-align="middle" draw:auto-grow-height="false" fo:min-height="0.83cm" fo:min-width="0.58cm" fo:padding-top="0.204cm" fo:padding-bottom="0.204cm" fo:padding-left="0.329cm" fo:padding-right="0.329cm"/>
    </style:style>
    <style:style style:name="gr3" style:family="graphic" style:parent-style-name="standard">
      <style:graphic-properties draw:stroke="solid" svg:stroke-width="0.159cm" svg:stroke-color="#00a933" draw:marker-start-width="0.438cm" draw:marker-end-width="0.438cm" draw:fill="none" draw:textarea-horizontal-align="justify" draw:textarea-vertical-align="middle" draw:auto-grow-height="false" fo:min-height="2.422cm" fo:min-width="2.702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ff8000" draw:marker-start-width="0.438cm" draw:marker-end-width="0.438cm" draw:fill="none" draw:textarea-horizontal-align="justify" draw:textarea-vertical-align="middle" draw:auto-grow-height="false" fo:min-height="4.542cm" fo:min-width="4.6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81d41a" draw:marker-start-width="0.438cm" draw:marker-end-width="0.438cm" draw:fill="none" draw:textarea-horizontal-align="justify" draw:textarea-vertical-align="middle" draw:auto-grow-height="false" fo:min-height="2.068cm" fo:min-width="1.818cm" fo:padding-top="0.204cm" fo:padding-bottom="0.204cm" fo:padding-left="0.329cm" fo:padding-right="0.329cm"/>
    </style:style>
    <style:style style:name="gr6" style:family="graphic" style:parent-style-name="standard">
      <style:graphic-properties draw:stroke="solid" svg:stroke-width="0.159cm" svg:stroke-color="#81d41a" draw:marker-start-width="0.438cm" draw:marker-end-width="0.438cm" draw:fill="none" draw:textarea-horizontal-align="justify" draw:textarea-vertical-align="middle" draw:auto-grow-height="false" fo:min-height="1.538cm" fo:min-width="1.11cm" fo:padding-top="0.204cm" fo:padding-bottom="0.204cm" fo:padding-left="0.329cm" fo:padding-right="0.329cm"/>
    </style:style>
    <style:style style:name="gr7" style:family="graphic" style:parent-style-name="standard">
      <style:graphic-properties draw:stroke="solid" svg:stroke-width="0.159cm" svg:stroke-color="#81d41a" draw:marker-start-width="0.438cm" draw:marker-end-width="0.438cm" draw:fill="none" draw:textarea-horizontal-align="justify" draw:textarea-vertical-align="middle" draw:auto-grow-height="false" fo:min-height="2.422cm" fo:min-width="2.702cm" fo:padding-top="0.204cm" fo:padding-bottom="0.204cm" fo:padding-left="0.329cm" fo:padding-right="0.329cm"/>
    </style:style>
    <style:style style:name="gr8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0.83cm" fo:min-width="2.702cm" fo:padding-top="0.204cm" fo:padding-bottom="0.204cm" fo:padding-left="0.329cm" fo:padding-right="0.329cm"/>
    </style:style>
    <style:style style:name="gr9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0.83cm" fo:min-width="6.944cm" fo:padding-top="0.204cm" fo:padding-bottom="0.204cm" fo:padding-left="0.329cm" fo:padding-right="0.329cm"/>
    </style:style>
    <style:style style:name="gr10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0.83cm" fo:min-width="3.762cm" fo:padding-top="0.204cm" fo:padding-bottom="0.204cm" fo:padding-left="0.329cm" fo:padding-right="0.329cm"/>
    </style:style>
    <style:style style:name="gr11" style:family="graphic" style:parent-style-name="standard">
      <style:graphic-properties draw:stroke="solid" svg:stroke-width="0.159cm" draw:marker-start-width="0.438cm" draw:marker-end-width="0.438cm" draw:fill="none" draw:textarea-horizontal-align="justify" draw:textarea-vertical-align="middle" draw:auto-grow-height="false" fo:min-height="0.83cm" fo:min-width="1.818cm" fo:padding-top="0.204cm" fo:padding-bottom="0.204cm" fo:padding-left="0.329cm" fo:padding-right="0.329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4" style:family="graphic" style:parent-style-name="standard">
      <style:graphic-properties draw:fill-color="#ff3838" draw:textarea-horizontal-align="justify" draw:textarea-vertical-align="middle" draw:auto-grow-height="false" fo:min-height="0.75cm" fo:min-width="4.5cm"/>
      <style:paragraph-properties style:writing-mode="lr-tb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3.75cm" fo:min-width="4.5cm"/>
      <style:paragraph-properties style:writing-mode="lr-tb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4.75cm" fo:min-width="4.5cm"/>
      <style:paragraph-properties style:writing-mode="lr-tb"/>
    </style:style>
    <style:style style:name="gr17" style:family="graphic" style:parent-style-name="standard">
      <style:graphic-properties draw:fill-color="#ff3838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0.75cm" fo:min-width="4.5cm"/>
      <style:paragraph-properties style:writing-mode="lr-tb"/>
    </style:style>
    <style:style style:name="gr19" style:family="graphic" style:parent-style-name="standard">
      <style:graphic-properties draw:fill-color="#ff3838" draw:textarea-horizontal-align="justify" draw:textarea-vertical-align="middle" draw:auto-grow-height="false" fo:min-height="1.75cm" fo:min-width="4.5cm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Estremità_20_linea_20_5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81d41a" draw:marker-start-width="0.28cm" draw:marker-end="Estremità_20_linea_20_7" draw:marker-end-width="0.38cm" draw:fill="none" draw:textarea-vertical-align="middle" fo:padding-top="0.152cm" fo:padding-bottom="0.152cm" fo:padding-left="0.277cm" fo:padding-right="0.277cm"/>
    </style:style>
    <style:style style:name="gr22" style:family="graphic" style:parent-style-name="objectwithoutfill">
      <style:graphic-properties svg:stroke-width="0.053cm" svg:stroke-color="#ff3838" draw:marker-start-width="0.279cm" draw:marker-end="Estremità_20_linea_20_8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="Estremità_20_linea_20_9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ff8000" draw:marker-start-width="0.279cm" draw:marker-end="Estremità_20_linea_20_10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ff3838" draw:marker-start-width="0.279cm" draw:marker-end="Estremità_20_linea_20_11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00a933" draw:marker-start-width="0.279cm" draw:marker-end="Estremità_20_linea_20_12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00a933" draw:marker-start-width="0.279cm" draw:marker-end="Estremità_20_linea_20_13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3838" draw:marker-start-width="0.279cm" draw:marker-end="Estremità_20_linea_20_14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draw:marker-start-width="0.279cm" draw:marker-end="Estremità_20_linea_20_15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838"/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ff8000"/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9.29cm" svg:height="18.999cm" svg:x="10.258cm" svg:y="0.993cm">
          <draw:image xlink:href="Pictures/1000000000000272000005000E157F533C077169.png" xlink:type="simple" xlink:show="embed" xlink:actuate="onLoad" draw:mime-type="image/png">
            <text:p/>
          </draw:image>
        </draw:frame>
        <draw:custom-shape draw:style-name="gr2" draw:text-style-name="P1" draw:layer="layout" svg:width="1.75cm" svg:height="1.75cm" svg:x="10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75cm" svg:height="4cm" svg:x="9.75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75cm" svg:height="4cm" svg:x="14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5cm" svg:height="7cm" svg:x="11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cm" svg:height="3.5cm" svg:x="16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cm" svg:height="2.75cm" svg:x="14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5cm" svg:height="4cm" svg:x="9.7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75cm" svg:height="1.75cm" svg:x="12.2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75cm" svg:height="1.75cm" svg:x="12.2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0.75cm" svg:height="1.75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25cm" svg:height="1.75cm" svg:x="11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75cm" svg:x="18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5cm" svg:height="1.75cm" svg:x="11.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.75cm" svg:height="1cm" svg:x="2.25cm" svg:y="2cm">
          <text:p text:style-name="P2">NavigationDraw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cm" svg:height="1cm" svg:x="3cm" svg:y="4cm">
          <text:p text:style-name="P2">Toolbar Nam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cm" svg:height="1cm" svg:x="22cm" svg:y="2cm">
          <text:p text:style-name="P2">cube_menu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cm" svg:height="1cm" svg:x="22cm" svg:y="4cm">
          <text:p text:style-name="P2">TextView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cm" svg:height="4cm" svg:x="3cm" svg:y="6cm">
          <text:p text:style-name="P2">Cube</text:p>
          <text:p text:style-name="P2">2D,</text:p>
          <text:p text:style-name="P2">3D_FRU,</text:p>
          <text:p text:style-name="P2">3D_BLD_cut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cm" svg:height="5cm" svg:x="22cm" svg:y="8cm">
          <text:p text:style-name="P2">SwapCube,</text:p>
          <text:p text:style-name="P2">Swappable: Left,</text:p>
          <text:p text:style-name="P2">Right,</text:p>
          <text:p text:style-name="P2">Upsidedown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5cm" svg:height="3cm" svg:x="3cm" svg:y="13cm">
          <text:p text:style-name="P2">Switch</text:p>
          <text:p text:style-name="P2">clockwise or</text:p>
          <text:p text:style-name="P2">anticlockwis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cm" svg:height="1cm" svg:x="3cm" svg:y="17cm">
          <text:p text:style-name="P2">FRU_buttons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cm" svg:height="1cm" svg:x="22cm" svg:y="15cm">
          <text:p text:style-name="P2">BLD_buttons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5cm" svg:height="2cm" svg:x="22cm" svg:y="17cm">
          <text:p text:style-name="P2">History of last mov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10cm" svg:y1="1.75cm" svg:x2="8cm" svg:y2="2.5cm">
          <text:p/>
        </draw:line>
        <draw:line draw:style-name="gr21" draw:text-style-name="P1" draw:layer="layout" svg:x1="10.5cm" svg:y1="7.5cm" svg:x2="8cm" svg:y2="8cm">
          <text:p/>
        </draw:line>
        <draw:line draw:style-name="gr22" draw:text-style-name="P1" draw:layer="layout" svg:x1="18cm" svg:y1="3.25cm" svg:x2="22cm" svg:y2="4.5cm">
          <text:p/>
        </draw:line>
        <draw:line draw:style-name="gr23" draw:text-style-name="P1" draw:layer="layout" svg:x1="12cm" svg:y1="2.25cm" svg:x2="8cm" svg:y2="4.5cm">
          <text:p/>
        </draw:line>
        <draw:line draw:style-name="gr24" draw:text-style-name="P1" draw:layer="layout" svg:x1="18.5cm" svg:y1="10.25cm" svg:x2="22cm" svg:y2="10.25cm">
          <text:p/>
        </draw:line>
        <draw:line draw:style-name="gr25" draw:text-style-name="P1" draw:layer="layout" svg:x1="13cm" svg:y1="14.25cm" svg:x2="8cm" svg:y2="14.25cm">
          <text:p/>
        </draw:line>
        <draw:line draw:style-name="gr26" draw:text-style-name="P1" draw:layer="layout" svg:x1="19.5cm" svg:y1="16.75cm" svg:x2="22cm" svg:y2="15.5cm">
          <text:p/>
        </draw:line>
        <draw:line draw:style-name="gr27" draw:text-style-name="P1" draw:layer="layout" svg:x1="9.75cm" svg:y1="17.25cm" svg:x2="8cm" svg:y2="17.5cm">
          <text:p/>
        </draw:line>
        <draw:line draw:style-name="gr28" draw:text-style-name="P1" draw:layer="layout" svg:x1="20.15cm" svg:y1="19.5cm" svg:x2="21.9cm" svg:y2="18cm">
          <text:p/>
        </draw:line>
        <draw:line draw:style-name="gr29" draw:text-style-name="P1" draw:layer="layout" svg:x1="19.75cm" svg:y1="1.5cm" svg:x2="22cm" svg:y2="2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5" draw:display-name="Estremità linea 5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08:54:48.797886432</meta:creation-date>
    <dc:date>2022-07-13T12:17:03.444505839</dc:date>
    <meta:editing-duration>PT39M55S</meta:editing-duration>
    <meta:editing-cycles>13</meta:editing-cycles>
    <meta:generator>LibreOffice/7.3.4.2$Linux_X86_64 LibreOffice_project/30$Build-2</meta:generator>
    <meta:document-statistic meta:object-count="34"/>
  </office:meta>
</office:document-meta>
</file>